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866in" table:align="right"/>
    </style:style>
    <style:style style:name="Table1.A" style:family="table-column">
      <style:table-column-properties style:column-width="1.5028in"/>
    </style:style>
    <style:style style:name="Table1.B" style:family="table-column">
      <style:table-column-properties style:column-width="1.9028in"/>
    </style:style>
    <style:style style:name="Table1.C" style:family="table-column">
      <style:table-column-properties style:column-width="2.034in"/>
    </style:style>
    <style:style style:name="Table1.D" style:family="table-column">
      <style:table-column-properties style:column-width="1.426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be38e"/>
    </style:style>
    <style:style style:name="P2" style:family="paragraph" style:parent-style-name="Standard">
      <style:text-properties officeooo:rsid="00125ebf" officeooo:paragraph-rsid="0014165b"/>
    </style:style>
    <style:style style:name="P3" style:family="paragraph" style:parent-style-name="Standard">
      <style:text-properties officeooo:rsid="00125ebf" officeooo:paragraph-rsid="00208dac"/>
    </style:style>
    <style:style style:name="P4" style:family="paragraph" style:parent-style-name="Standard">
      <style:text-properties officeooo:rsid="00182189" officeooo:paragraph-rsid="002127c5"/>
    </style:style>
    <style:style style:name="P5" style:family="paragraph" style:parent-style-name="Standard">
      <style:text-properties officeooo:rsid="00182189" officeooo:paragraph-rsid="00208dac"/>
    </style:style>
    <style:style style:name="P6" style:family="paragraph" style:parent-style-name="Standard">
      <style:text-properties officeooo:rsid="001fdc97" officeooo:paragraph-rsid="00208dac"/>
    </style:style>
    <style:style style:name="P7" style:family="paragraph" style:parent-style-name="Standard">
      <style:text-properties officeooo:rsid="001fdc97" officeooo:paragraph-rsid="002d12f4"/>
    </style:style>
    <style:style style:name="P8" style:family="paragraph" style:parent-style-name="Standard">
      <style:text-properties officeooo:rsid="00208dac" officeooo:paragraph-rsid="00208dac"/>
    </style:style>
    <style:style style:name="P9" style:family="paragraph" style:parent-style-name="Standard">
      <style:text-properties officeooo:paragraph-rsid="00208dac"/>
    </style:style>
    <style:style style:name="P10" style:family="paragraph" style:parent-style-name="Standard">
      <style:text-properties officeooo:rsid="002127c5" officeooo:paragraph-rsid="0022b4ce"/>
    </style:style>
    <style:style style:name="P11" style:family="paragraph" style:parent-style-name="Standard">
      <style:text-properties officeooo:rsid="002127c5" officeooo:paragraph-rsid="002d12f4"/>
    </style:style>
    <style:style style:name="P12" style:family="paragraph" style:parent-style-name="Standard">
      <style:text-properties officeooo:paragraph-rsid="00225362"/>
    </style:style>
    <style:style style:name="P13" style:family="paragraph" style:parent-style-name="Standard">
      <style:text-properties officeooo:rsid="00225362" officeooo:paragraph-rsid="0025e4f2"/>
    </style:style>
    <style:style style:name="P14" style:family="paragraph" style:parent-style-name="Standard">
      <style:text-properties officeooo:rsid="00225362" officeooo:paragraph-rsid="00277e2f"/>
    </style:style>
    <style:style style:name="P15" style:family="paragraph" style:parent-style-name="Standard">
      <style:text-properties officeooo:rsid="00225362" officeooo:paragraph-rsid="002b4567"/>
    </style:style>
    <style:style style:name="P16" style:family="paragraph" style:parent-style-name="Standard">
      <style:text-properties officeooo:rsid="00225362" officeooo:paragraph-rsid="002cb608"/>
    </style:style>
    <style:style style:name="P17" style:family="paragraph" style:parent-style-name="Standard">
      <style:text-properties officeooo:paragraph-rsid="00277e2f"/>
    </style:style>
    <style:style style:name="P18" style:family="paragraph" style:parent-style-name="Standard">
      <style:text-properties fo:font-weight="bold" style:font-weight-asian="bold" style:font-weight-complex="bold"/>
    </style:style>
    <style:style style:name="P19" style:family="paragraph" style:parent-style-name="Standard">
      <style:text-properties officeooo:paragraph-rsid="002b4567"/>
    </style:style>
    <style:style style:name="P20" style:family="paragraph" style:parent-style-name="Standard">
      <style:text-properties officeooo:rsid="0011637c" officeooo:paragraph-rsid="00208dac"/>
    </style:style>
    <style:style style:name="P21" style:family="paragraph" style:parent-style-name="Standard">
      <style:text-properties officeooo:rsid="00171cdc" officeooo:paragraph-rsid="00171cdc"/>
    </style:style>
    <style:style style:name="P22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23" style:family="paragraph" style:parent-style-name="Text_20_body">
      <style:paragraph-properties fo:text-align="center" style:justify-single-word="false"/>
      <style:text-properties officeooo:rsid="00153f59" officeooo:paragraph-rsid="00153f59"/>
    </style:style>
    <style:style style:name="P24" style:family="paragraph" style:parent-style-name="Text_20_body">
      <style:paragraph-properties fo:text-align="start" style:justify-single-word="false"/>
      <style:text-properties fo:font-style="italic" officeooo:rsid="001c45bd" officeooo:paragraph-rsid="001c45bd" style:font-style-asian="italic" style:font-style-complex="italic"/>
    </style:style>
    <style:style style:name="P25" style:family="paragraph" style:parent-style-name="Title">
      <style:text-properties officeooo:rsid="001c45bd" officeooo:paragraph-rsid="001c45bd"/>
    </style:style>
    <style:style style:name="P26" style:family="paragraph" style:parent-style-name="Table_20_Contents">
      <style:paragraph-properties fo:text-align="center" style:justify-single-word="false"/>
      <style:text-properties fo:font-size="10pt" fo:font-weight="bold" officeooo:rsid="001988a6" officeooo:paragraph-rsid="001988a6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size="10pt" officeooo:rsid="001988a6" officeooo:paragraph-rsid="001988a6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fo:font-size="10pt" officeooo:rsid="001988a6" officeooo:paragraph-rsid="00208dac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fo:font-size="10pt" officeooo:rsid="001e3f79" officeooo:paragraph-rsid="001e3f79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fo:font-size="10pt" officeooo:paragraph-rsid="00208dac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fo:font-size="10pt" officeooo:rsid="001c45bd" officeooo:paragraph-rsid="001c45bd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fo:font-size="10pt" officeooo:rsid="001a95d1" officeooo:paragraph-rsid="001a95d1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fo:font-size="10pt" officeooo:rsid="001a95d1" officeooo:paragraph-rsid="0020b976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fo:font-size="10pt" officeooo:rsid="001ee95e" officeooo:paragraph-rsid="001ee95e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fo:font-size="10pt" officeooo:rsid="001ee95e" officeooo:paragraph-rsid="001988a6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fo:font-size="10pt" officeooo:rsid="0020b976" officeooo:paragraph-rsid="0020b976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fo:font-size="10pt" officeooo:rsid="001efe63" officeooo:paragraph-rsid="001efe63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fo:font-size="10pt" officeooo:rsid="002127c5" officeooo:paragraph-rsid="002127c5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fo:font-size="10pt" officeooo:rsid="002b4567" officeooo:paragraph-rsid="002b4567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fo:font-size="10pt" officeooo:rsid="002d12f4" officeooo:paragraph-rsid="002d12f4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fo:font-size="8pt" officeooo:rsid="001988a6" officeooo:paragraph-rsid="001988a6" style:font-size-asian="8pt" style:font-size-complex="8pt"/>
    </style:style>
    <style:style style:name="P43" style:family="paragraph" style:parent-style-name="Table_20_Contents">
      <style:paragraph-properties fo:text-align="center" style:justify-single-word="false"/>
      <style:text-properties fo:font-size="8pt" officeooo:rsid="002d12f4" officeooo:paragraph-rsid="002d12f4" style:font-size-asian="8pt" style:font-size-complex="8pt"/>
    </style:style>
    <style:style style:name="P44" style:family="paragraph" style:parent-style-name="Standard">
      <style:text-properties officeooo:paragraph-rsid="002ff0f6"/>
    </style:style>
    <style:style style:name="P45" style:family="paragraph" style:parent-style-name="Standard">
      <style:text-properties officeooo:rsid="00225362" officeooo:paragraph-rsid="0025e4f2"/>
    </style:style>
    <style:style style:name="P46" style:family="paragraph" style:parent-style-name="Standard">
      <style:text-properties officeooo:rsid="00225362" officeooo:paragraph-rsid="002d12f4"/>
    </style:style>
    <style:style style:name="P47" style:family="paragraph" style:parent-style-name="Standard">
      <style:text-properties officeooo:rsid="00225362" officeooo:paragraph-rsid="0030fcb7"/>
    </style:style>
    <style:style style:name="P48" style:family="paragraph" style:parent-style-name="Standard">
      <style:text-properties officeooo:rsid="001fdc97" officeooo:paragraph-rsid="002d12f4"/>
    </style:style>
    <style:style style:name="P49" style:family="paragraph" style:parent-style-name="Standard">
      <style:text-properties officeooo:rsid="001fdc97" officeooo:paragraph-rsid="0031882e"/>
    </style:style>
    <style:style style:name="T1" style:family="text">
      <style:text-properties officeooo:rsid="000be38e"/>
    </style:style>
    <style:style style:name="T2" style:family="text">
      <style:text-properties officeooo:rsid="001041ed"/>
    </style:style>
    <style:style style:name="T3" style:family="text">
      <style:text-properties officeooo:rsid="0011637c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11637c"/>
    </style:style>
    <style:style style:name="T6" style:family="text">
      <style:text-properties style:text-position="super 58%" officeooo:rsid="002127c5"/>
    </style:style>
    <style:style style:name="T7" style:family="text">
      <style:text-properties officeooo:rsid="001256fa"/>
    </style:style>
    <style:style style:name="T8" style:family="text">
      <style:text-properties officeooo:rsid="00125ebf"/>
    </style:style>
    <style:style style:name="T9" style:family="text">
      <style:text-properties officeooo:rsid="00182189"/>
    </style:style>
    <style:style style:name="T10" style:family="text">
      <style:text-properties officeooo:rsid="001988a6"/>
    </style:style>
    <style:style style:name="T11" style:family="text">
      <style:text-properties style:text-position="sub 58%"/>
    </style:style>
    <style:style style:name="T12" style:family="text">
      <style:text-properties style:text-position="sub 58%" officeooo:rsid="001fdc97"/>
    </style:style>
    <style:style style:name="T13" style:family="text">
      <style:text-properties officeooo:rsid="001c45bd"/>
    </style:style>
    <style:style style:name="T14" style:family="text">
      <style:text-properties officeooo:rsid="001e3f79"/>
    </style:style>
    <style:style style:name="T15" style:family="text">
      <style:text-properties officeooo:rsid="001ee95e"/>
    </style:style>
    <style:style style:name="T16" style:family="text">
      <style:text-properties officeooo:rsid="001fdc97"/>
    </style:style>
    <style:style style:name="T17" style:family="text">
      <style:text-properties officeooo:rsid="00208dac"/>
    </style:style>
    <style:style style:name="T18" style:family="text">
      <style:text-properties officeooo:rsid="0020b976"/>
    </style:style>
    <style:style style:name="T19" style:family="text">
      <style:text-properties officeooo:rsid="002127c5"/>
    </style:style>
    <style:style style:name="T20" style:family="text">
      <style:text-properties officeooo:rsid="00225362"/>
    </style:style>
    <style:style style:name="T21" style:family="text">
      <style:text-properties officeooo:rsid="0022b4ce"/>
    </style:style>
    <style:style style:name="T22" style:family="text">
      <style:text-properties officeooo:rsid="00243985"/>
    </style:style>
    <style:style style:name="T23" style:family="text">
      <style:text-properties officeooo:rsid="0025e4f2"/>
    </style:style>
    <style:style style:name="T24" style:family="text">
      <style:text-properties style:text-position="0% 100%" officeooo:rsid="0025e4f2"/>
    </style:style>
    <style:style style:name="T25" style:family="text">
      <style:text-properties officeooo:rsid="00277e2f"/>
    </style:style>
    <style:style style:name="T26" style:family="text">
      <style:text-properties officeooo:rsid="00296a8a"/>
    </style:style>
    <style:style style:name="T27" style:family="text">
      <style:text-properties officeooo:rsid="002b4567"/>
    </style:style>
    <style:style style:name="T28" style:family="text">
      <style:text-properties officeooo:rsid="002cb608"/>
    </style:style>
    <style:style style:name="T29" style:family="text">
      <style:text-properties officeooo:rsid="002d12f4"/>
    </style:style>
    <style:style style:name="T30" style:family="text">
      <style:text-properties officeooo:rsid="002d63f9"/>
    </style:style>
    <style:style style:name="T31" style:family="text">
      <style:text-properties officeooo:rsid="002fcd5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Sized Type Theory</text:p>
      <text:p text:style-name="P23">by Sven Nilsen, 2020</text:p>
      <text:p text:style-name="P24">In this paper I introduce a type theory for sized types, which permits <text:span text:style-name="T30">inference</text:span> depending on type size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6">Symbols</text:p>
          </table:table-cell>
          <table:table-cell table:style-name="Table1.A1" office:value-type="string">
            <text:p text:style-name="P26">Type</text:p>
          </table:table-cell>
          <table:table-cell table:style-name="Table1.A1" office:value-type="string">
            <text:p text:style-name="P26">Description</text:p>
          </table:table-cell>
          <table:table-cell table:style-name="Table1.D1" office:value-type="string">
            <text:p text:style-name="P26">Language</text:p>
          </table:table-cell>
        </table:table-row>
        <table:table-row>
          <table:table-cell table:style-name="Table1.A2" office:value-type="string">
            <text:p text:style-name="P27">A, B, C</text:p>
          </table:table-cell>
          <table:table-cell table:style-name="Table1.A2" office:value-type="string">
            <text:p text:style-name="P27">-</text:p>
          </table:table-cell>
          <table:table-cell table:style-name="Table1.A2" office:value-type="string">
            <text:p text:style-name="P27">Grammar expression</text:p>
          </table:table-cell>
          <table:table-cell table:style-name="Table1.D2" office:value-type="string">
            <text:p text:style-name="P27">Parsing</text:p>
          </table:table-cell>
        </table:table-row>
        <table:table-row>
          <table:table-cell table:style-name="Table1.A2" office:value-type="string">
            <text:p text:style-name="P35">A | B</text:p>
          </table:table-cell>
          <table:table-cell table:style-name="Table1.A2" office:value-type="string">
            <text:p text:style-name="P30">-</text:p>
          </table:table-cell>
          <table:table-cell table:style-name="Table1.A2" office:value-type="string">
            <text:p text:style-name="P35">Selection grammar rule</text:p>
          </table:table-cell>
          <table:table-cell table:style-name="Table1.D2" office:value-type="string">
            <text:p text:style-name="P36">Parsing</text:p>
          </table:table-cell>
        </table:table-row>
        <table:table-row>
          <table:table-cell table:style-name="Table1.A2" office:value-type="string">
            <text:p text:style-name="P29">()[]{}</text:p>
          </table:table-cell>
          <table:table-cell table:style-name="Table1.A2" office:value-type="string">
            <text:p text:style-name="P30">-</text:p>
          </table:table-cell>
          <table:table-cell table:style-name="Table1.A2" office:value-type="string">
            <text:p text:style-name="P27">Parentheses</text:p>
          </table:table-cell>
          <table:table-cell table:style-name="Table1.D2" office:value-type="string">
            <text:p text:style-name="P27">Parsing</text:p>
          </table:table-cell>
        </table:table-row>
        <table:table-row>
          <table:table-cell table:style-name="Table1.A2" office:value-type="string">
            <text:p text:style-name="P27">x, y, z, <text:span text:style-name="T22">i, j, k, f, g</text:span></text:p>
          </table:table-cell>
          <table:table-cell table:style-name="Table1.A2" office:value-type="string">
            <text:p text:style-name="P30">-</text:p>
          </table:table-cell>
          <table:table-cell table:style-name="Table1.A2" office:value-type="string">
            <text:p text:style-name="P27">Variable expression</text:p>
          </table:table-cell>
          <table:table-cell table:style-name="Table1.D2" office:value-type="string">
            <text:p text:style-name="P27">Computation</text:p>
          </table:table-cell>
        </table:table-row>
        <table:table-row>
          <table:table-cell table:style-name="Table1.A2" office:value-type="string">
            <text:p text:style-name="P39">f(x)</text:p>
          </table:table-cell>
          <table:table-cell table:style-name="Table1.A2" office:value-type="string">
            <text:p text:style-name="P27">-</text:p>
          </table:table-cell>
          <table:table-cell table:style-name="Table1.A2" office:value-type="string">
            <text:p text:style-name="P39">Application</text:p>
          </table:table-cell>
          <table:table-cell table:style-name="Table1.D2" office:value-type="string">
            <text:p text:style-name="P39">Computation</text:p>
          </table:table-cell>
        </table:table-row>
        <table:table-row>
          <table:table-cell table:style-name="Table1.A2" office:value-type="string">
            <text:p text:style-name="P27">bool</text:p>
          </table:table-cell>
          <table:table-cell table:style-name="Table1.A2" office:value-type="string">
            <text:p text:style-name="P27">type</text:p>
          </table:table-cell>
          <table:table-cell table:style-name="Table1.A2" office:value-type="string">
            <text:p text:style-name="P27">Boolean</text:p>
          </table:table-cell>
          <table:table-cell table:style-name="Table1.D2" office:value-type="string">
            <text:p text:style-name="P37">Boolean algebra</text:p>
          </table:table-cell>
        </table:table-row>
        <table:table-row>
          <table:table-cell table:style-name="Table1.A2" office:value-type="string">
            <text:p text:style-name="P31">¬, ∧, ∨, ⊻, <text:span text:style-name="T10">==, =&gt;</text:span></text:p>
          </table:table-cell>
          <table:table-cell table:style-name="Table1.A2" office:value-type="string">
            <text:p text:style-name="P42"><text:span text:style-name="T17">bool → bool, (</text:span>bool, <text:span text:style-name="T17">bool)</text:span> → bool</text:p>
          </table:table-cell>
          <table:table-cell table:style-name="Table1.A2" office:value-type="string">
            <text:p text:style-name="P28">NOT, AND, OR, XOR, EQ, IMPL</text:p>
          </table:table-cell>
          <table:table-cell table:style-name="Table1.D2" office:value-type="string">
            <text:p text:style-name="P37">Boolean algebra</text:p>
          </table:table-cell>
        </table:table-row>
        <table:table-row>
          <table:table-cell table:style-name="Table1.A2" office:value-type="string">
            <text:p text:style-name="P29">T, <text:span text:style-name="T30">U, V</text:span></text:p>
          </table:table-cell>
          <table:table-cell table:style-name="Table1.A2" office:value-type="string">
            <text:p text:style-name="P29">type</text:p>
          </table:table-cell>
          <table:table-cell table:style-name="Table1.A2" office:value-type="string">
            <text:p text:style-name="P29">Generic type</text:p>
          </table:table-cell>
          <table:table-cell table:style-name="Table1.D2" office:value-type="string">
            <text:p text:style-name="P29">Type theory</text:p>
          </table:table-cell>
        </table:table-row>
        <table:table-row>
          <table:table-cell table:style-name="Table1.A2" office:value-type="string">
            <text:p text:style-name="P29">if A <text:span text:style-name="T30">{ </text:span>B } else { C }</text:p>
          </table:table-cell>
          <table:table-cell table:style-name="Table1.A2" office:value-type="string">
            <text:p text:style-name="P29">bool → T → T</text:p>
          </table:table-cell>
          <table:table-cell table:style-name="Table1.A2" office:value-type="string">
            <text:p text:style-name="P29">If (with optional else-ifs)</text:p>
          </table:table-cell>
          <table:table-cell table:style-name="Table1.D2" office:value-type="string">
            <text:p text:style-name="P29">Logic</text:p>
          </table:table-cell>
        </table:table-row>
        <table:table-row>
          <table:table-cell table:style-name="Table1.A2" office:value-type="string">
            <text:p text:style-name="P32">∀ <text:span text:style-name="T14">A { B }</text:span></text:p>
          </table:table-cell>
          <table:table-cell table:style-name="Table1.A2" office:value-type="string">
            <text:p text:style-name="P29">bool</text:p>
          </table:table-cell>
          <table:table-cell table:style-name="Table1.A2" office:value-type="string">
            <text:p text:style-name="P29">For-all</text:p>
          </table:table-cell>
          <table:table-cell table:style-name="Table1.D2" office:value-type="string">
            <text:p text:style-name="P29">Logic</text:p>
          </table:table-cell>
        </table:table-row>
        <table:table-row>
          <table:table-cell table:style-name="Table1.A2" office:value-type="string">
            <text:p text:style-name="P32">∃ <text:span text:style-name="T14">A { B }</text:span></text:p>
          </table:table-cell>
          <table:table-cell table:style-name="Table1.A2" office:value-type="string">
            <text:p text:style-name="P29">bool</text:p>
          </table:table-cell>
          <table:table-cell table:style-name="Table1.A2" office:value-type="string">
            <text:p text:style-name="P29">There-exists</text:p>
          </table:table-cell>
          <table:table-cell table:style-name="Table1.D2" office:value-type="string">
            <text:p text:style-name="P29">Logic</text:p>
          </table:table-cell>
        </table:table-row>
        <table:table-row>
          <table:table-cell table:style-name="Table1.A2" office:value-type="string">
            <text:p text:style-name="P32">A + B</text:p>
          </table:table-cell>
          <table:table-cell table:style-name="Table1.A2" office:value-type="string">
            <text:p text:style-name="P32">(nat, nat) → nat</text:p>
          </table:table-cell>
          <table:table-cell table:style-name="Table1.A2" office:value-type="string">
            <text:p text:style-name="P32">Addition</text:p>
          </table:table-cell>
          <table:table-cell table:style-name="Table1.D2" office:value-type="string">
            <text:p text:style-name="P32">Arithmetic</text:p>
          </table:table-cell>
        </table:table-row>
        <table:table-row>
          <table:table-cell table:style-name="Table1.A2" office:value-type="string">
            <text:p text:style-name="P32">A · B</text:p>
          </table:table-cell>
          <table:table-cell table:style-name="Table1.A2" office:value-type="string">
            <text:p text:style-name="P32">(nat, nat) → nat</text:p>
          </table:table-cell>
          <table:table-cell table:style-name="Table1.A2" office:value-type="string">
            <text:p text:style-name="P32">Multiplication</text:p>
          </table:table-cell>
          <table:table-cell table:style-name="Table1.D2" office:value-type="string">
            <text:p text:style-name="P32">Arithmetic</text:p>
          </table:table-cell>
        </table:table-row>
        <table:table-row>
          <table:table-cell table:style-name="Table1.A2" office:value-type="string">
            <text:p text:style-name="P27">&lt;=&gt;</text:p>
          </table:table-cell>
          <table:table-cell table:style-name="Table1.A2" office:value-type="string">
            <text:p text:style-name="P27">-</text:p>
          </table:table-cell>
          <table:table-cell table:style-name="Table1.A2" office:value-type="string">
            <text:p text:style-name="P27">Substitutional equivalence</text:p>
          </table:table-cell>
          <table:table-cell table:style-name="Table1.D2" office:value-type="string">
            <text:p text:style-name="P27">Meta-language</text:p>
          </table:table-cell>
        </table:table-row>
        <table:table-row>
          <table:table-cell table:style-name="Table1.A2" office:value-type="string">
            <text:p text:style-name="P27">α</text:p>
          </table:table-cell>
          <table:table-cell table:style-name="Table1.A2" office:value-type="string">
            <text:p text:style-name="P30">-</text:p>
          </table:table-cell>
          <table:table-cell table:style-name="Table1.A2" office:value-type="string">
            <text:p text:style-name="P33">Quantifier symbol</text:p>
          </table:table-cell>
          <table:table-cell table:style-name="Table1.D2" office:value-type="string">
            <text:p text:style-name="P33">Meta-language</text:p>
          </table:table-cell>
        </table:table-row>
        <table:table-row>
          <table:table-cell table:style-name="Table1.A2" office:value-type="string">
            <text:p text:style-name="P27">⊥</text:p>
          </table:table-cell>
          <table:table-cell table:style-name="Table1.A2" office:value-type="string">
            <text:p text:style-name="P30">-</text:p>
          </table:table-cell>
          <table:table-cell table:style-name="Table1.A2" office:value-type="string">
            <text:p text:style-name="P33">Bottom type</text:p>
          </table:table-cell>
          <table:table-cell table:style-name="Table1.D2" office:value-type="string">
            <text:p text:style-name="P33">Type theory</text:p>
          </table:table-cell>
        </table:table-row>
        <table:table-row>
          <table:table-cell table:style-name="Table1.A2" office:value-type="string">
            <text:p text:style-name="P33">type</text:p>
          </table:table-cell>
          <table:table-cell table:style-name="Table1.A2" office:value-type="string">
            <text:p text:style-name="P33">type<text:span text:style-name="T11">1</text:span></text:p>
          </table:table-cell>
          <table:table-cell table:style-name="Table1.A2" office:value-type="string">
            <text:p text:style-name="P33">Type universe zero</text:p>
          </table:table-cell>
          <table:table-cell table:style-name="Table1.D2" office:value-type="string">
            <text:p text:style-name="P33">Type theory</text:p>
          </table:table-cell>
        </table:table-row>
        <table:table-row>
          <table:table-cell table:style-name="Table1.A2" office:value-type="string">
            <text:p text:style-name="P33">type<text:span text:style-name="T11">n</text:span></text:p>
          </table:table-cell>
          <table:table-cell table:style-name="Table1.A2" office:value-type="string">
            <text:p text:style-name="P33">type<text:span text:style-name="T11">n+1</text:span></text:p>
          </table:table-cell>
          <table:table-cell table:style-name="Table1.A2" office:value-type="string">
            <text:p text:style-name="P33">Type universe</text:p>
          </table:table-cell>
          <table:table-cell table:style-name="Table1.D2" office:value-type="string">
            <text:p text:style-name="P33">Type theory</text:p>
          </table:table-cell>
        </table:table-row>
        <table:table-row>
          <table:table-cell table:style-name="Table1.A2" office:value-type="string">
            <text:p text:style-name="P33">()</text:p>
          </table:table-cell>
          <table:table-cell table:style-name="Table1.A2" office:value-type="string">
            <text:p text:style-name="P33">type</text:p>
          </table:table-cell>
          <table:table-cell table:style-name="Table1.A2" office:value-type="string">
            <text:p text:style-name="P33">Unit type</text:p>
          </table:table-cell>
          <table:table-cell table:style-name="Table1.D2" office:value-type="string">
            <text:p text:style-name="P33">Type theory</text:p>
          </table:table-cell>
        </table:table-row>
        <table:table-row>
          <table:table-cell table:style-name="Table1.A2" office:value-type="string">
            <text:p text:style-name="P29">A : B</text:p>
          </table:table-cell>
          <table:table-cell table:style-name="Table1.A2" office:value-type="string">
            <text:p text:style-name="P38"><text:span text:style-name="T16">(type</text:span><text:span text:style-name="T12">n</text:span><text:span text:style-name="T16">, type</text:span><text:span text:style-name="T12">n+1</text:span><text:span text:style-name="T16">) → </text:span>bool</text:p>
          </table:table-cell>
          <table:table-cell table:style-name="Table1.A2" office:value-type="string">
            <text:p text:style-name="P29">Judgement</text:p>
          </table:table-cell>
          <table:table-cell table:style-name="Table1.D2" office:value-type="string">
            <text:p text:style-name="P29">Type theory</text:p>
          </table:table-cell>
        </table:table-row>
        <table:table-row>
          <table:table-cell table:style-name="Table1.A2" office:value-type="string">
            <text:p text:style-name="P34">A + B, (A, B), <text:span text:style-name="T13">A → B</text:span></text:p>
          </table:table-cell>
          <table:table-cell table:style-name="Table1.A2" office:value-type="string">
            <text:p text:style-name="P33">(type, type) → type</text:p>
          </table:table-cell>
          <table:table-cell table:style-name="Table1.A2" office:value-type="string">
            <text:p text:style-name="P33">Sum, <text:span text:style-name="T18">product, exponential</text:span> type</text:p>
          </table:table-cell>
          <table:table-cell table:style-name="Table1.D2" office:value-type="string">
            <text:p text:style-name="P33">Type theory</text:p>
          </table:table-cell>
        </table:table-row>
        <table:table-row>
          <table:table-cell table:style-name="Table1.A2" office:value-type="string">
            <text:p text:style-name="P32">A := B</text:p>
          </table:table-cell>
          <table:table-cell table:style-name="Table1.A2" office:value-type="string">
            <text:p text:style-name="P32">-</text:p>
          </table:table-cell>
          <table:table-cell table:style-name="Table1.A2" office:value-type="string">
            <text:p text:style-name="P29">Definitional equality</text:p>
          </table:table-cell>
          <table:table-cell table:style-name="Table1.D2" office:value-type="string">
            <text:p text:style-name="P29">Type theory</text:p>
          </table:table-cell>
        </table:table-row>
        <table:table-row>
          <table:table-cell table:style-name="Table1.A2" office:value-type="string">
            <text:p text:style-name="P33">|A|</text:p>
          </table:table-cell>
          <table:table-cell table:style-name="Table1.A2" office:value-type="string">
            <text:p text:style-name="P33">type → nat</text:p>
          </table:table-cell>
          <table:table-cell table:style-name="Table1.A2" office:value-type="string">
            <text:p text:style-name="P33">Type size operator</text:p>
          </table:table-cell>
          <table:table-cell table:style-name="Table1.D2" office:value-type="string">
            <text:p text:style-name="P33">Sized type theory</text:p>
          </table:table-cell>
        </table:table-row>
        <table:table-row>
          <table:table-cell table:style-name="Table1.A2" office:value-type="string">
            <text:p text:style-name="P32">A[B]</text:p>
          </table:table-cell>
          <table:table-cell table:style-name="Table1.A2" office:value-type="string">
            <text:p text:style-name="P32">(type, type) → type</text:p>
          </table:table-cell>
          <table:table-cell table:style-name="Table1.A2" office:value-type="string">
            <text:p text:style-name="P32">Index operator</text:p>
          </table:table-cell>
          <table:table-cell table:style-name="Table1.D2" office:value-type="string">
            <text:p text:style-name="P32">Sized type theory</text:p>
          </table:table-cell>
        </table:table-row>
        <table:table-row>
          <table:table-cell table:style-name="Table1.A2" office:value-type="string">
            <text:p text:style-name="P38">A[1..]</text:p>
          </table:table-cell>
          <table:table-cell table:style-name="Table1.A2" office:value-type="string">
            <text:p text:style-name="P38">type → type</text:p>
          </table:table-cell>
          <table:table-cell table:style-name="Table1.A2" office:value-type="string">
            <text:p text:style-name="P38">Tail type operator</text:p>
          </table:table-cell>
          <table:table-cell table:style-name="Table1.D2" office:value-type="string">
            <text:p text:style-name="P38">Sized type theory</text:p>
          </table:table-cell>
        </table:table-row>
        <table:table-row>
          <table:table-cell table:style-name="Table1.A2" office:value-type="string">
            <text:p text:style-name="P32">A →→ B</text:p>
          </table:table-cell>
          <table:table-cell table:style-name="Table1.A2" office:value-type="string">
            <text:p text:style-name="P32">(type, type) → type</text:p>
          </table:table-cell>
          <table:table-cell table:style-name="Table1.A2" office:value-type="string">
            <text:p text:style-name="P32">Isomorphism operator</text:p>
          </table:table-cell>
          <table:table-cell table:style-name="Table1.D2" office:value-type="string">
            <text:p text:style-name="P32">Sized type theory</text:p>
          </table:table-cell>
        </table:table-row>
        <table:table-row>
          <table:table-cell table:style-name="Table1.A2" office:value-type="string">
            <text:p text:style-name="P32">A ~:= B</text:p>
          </table:table-cell>
          <table:table-cell table:style-name="Table1.A2" office:value-type="string">
            <text:p text:style-name="P29">type →→ type</text:p>
          </table:table-cell>
          <table:table-cell table:style-name="Table1.A2" office:value-type="string">
            <text:p text:style-name="P29">Definitional space</text:p>
          </table:table-cell>
          <table:table-cell table:style-name="Table1.D2" office:value-type="string">
            <text:p text:style-name="P29">Sized type theory</text:p>
          </table:table-cell>
        </table:table-row>
        <table:table-row>
          <table:table-cell table:style-name="Table1.A2" office:value-type="string">
            <text:p text:style-name="P37">A ~= B</text:p>
          </table:table-cell>
          <table:table-cell table:style-name="Table1.A2" office:value-type="string">
            <text:p text:style-name="P37">(type, type) → type</text:p>
          </table:table-cell>
          <table:table-cell table:style-name="Table1.A2" office:value-type="string">
            <text:p text:style-name="P37">Equivalence </text:p>
          </table:table-cell>
          <table:table-cell table:style-name="Table1.D2" office:value-type="string">
            <text:p text:style-name="P37"><text:span text:style-name="T29">Sized</text:span> type theory</text:p>
          </table:table-cell>
        </table:table-row>
        <table:table-row>
          <table:table-cell table:style-name="Table1.A2" office:value-type="string">
            <text:p text:style-name="P40">A ~ 0, A ~ 1</text:p>
          </table:table-cell>
          <table:table-cell table:style-name="Table1.A2" office:value-type="string">
            <text:p text:style-name="P40">(type ~= type) → type</text:p>
          </table:table-cell>
          <table:table-cell table:style-name="Table1.A2" office:value-type="string">
            <text:p text:style-name="P40">Path <text:span text:style-name="T28">equivalence </text:span>endpoints</text:p>
          </table:table-cell>
          <table:table-cell table:style-name="Table1.D2" office:value-type="string">
            <text:p text:style-name="P40"><text:span text:style-name="T29">Sized</text:span> type theory</text:p>
          </table:table-cell>
        </table:table-row>
        <table:table-row>
          <table:table-cell table:style-name="Table1.A2" office:value-type="string">
            <text:p text:style-name="P41">A<text:span text:style-name="T4">-1</text:span></text:p>
          </table:table-cell>
          <table:table-cell table:style-name="Table1.A2" office:value-type="string">
            <text:p text:style-name="P43">(type →→ type) → (type →→ type)</text:p>
          </table:table-cell>
          <table:table-cell table:style-name="Table1.A2" office:value-type="string">
            <text:p text:style-name="P41">Isomorphism inverse</text:p>
          </table:table-cell>
          <table:table-cell table:style-name="Table1.D2" office:value-type="string">
            <text:p text:style-name="P41">Sized type theory</text:p>
          </table:table-cell>
        </table:table-row>
      </table:table>
      <text:p text:style-name="Standard"/>
      <text:p text:style-name="P8"><text:span text:style-name="T28">Standard path semantical notation is permitted. Typing rules for path semantics is not covered in here.<text:line-break/>This includes l</text:span>ambda calculus, <text:span text:style-name="T26">arbitrary subtypes and</text:span> Higher Order Operator <text:span text:style-name="T21">O</text:span>verloading<text:span text:style-name="T26">.</text:span></text:p>
      <text:p text:style-name="P22"><text:span text:style-name="T15">Quantifier</text:span> symbol</text:p>
      <text:p text:style-name="P4"><text:tab/>α<text:tab/><text:tab/><text:span text:style-name="T16">&lt;=&gt;<text:tab/></text:span>∀ | ∃</text:p>
      <text:p text:style-name="P18">Grammar substitutions</text:p>
      <text:p text:style-name="P5"><text:tab/>α A, B { C }<text:tab/>&lt;=&gt;<text:tab/>α A { α B { C } }<text:tab/><text:tab/>Nested loop</text:p>
      <text:p text:style-name="P5"><text:tab/>α A { B[A] }<text:tab/>&lt;=&gt;<text:tab/>α A |B| { B[A] }<text:tab/><text:tab/>Inferred loop</text:p>
      <text:p text:style-name="P12"><text:tab/> <text:span text:style-name="T9">α A : B { C }<text:tab/>&lt;=&gt;<text:tab/>α A { (A : B) =&gt; C }<text:tab/><text:tab/>Subtype loop</text:span></text:p>
      <text:p text:style-name="P6"><text:tab/>A + B + C<text:tab/>&lt;=&gt;<text:tab/>A + (B + C)<text:tab/><text:tab/><text:tab/>Addition</text:p>
      <text:p text:style-name="P6"><text:tab/>A · B · C<text:tab/>&lt;=&gt;<text:tab/>A · (B · C)<text:tab/><text:tab/><text:tab/>Multiplication</text:p>
      <text:p text:style-name="P6"><text:tab/>A + B + C<text:tab/>&lt;=&gt;<text:tab/>A + (B + C)<text:tab/><text:tab/><text:tab/>Sum type</text:p>
      <text:p text:style-name="P6"><text:tab/>(A, B, C)<text:tab/>&lt;=&gt;<text:tab/>(A, (B, C))<text:tab/><text:tab/><text:tab/>Product type</text:p>
      <text:p text:style-name="P6"><text:tab/><text:span text:style-name="T31">A → B → C<text:tab/>&lt;=&gt;<text:tab/>A → (B → C)<text:tab/><text:tab/><text:tab/>Function/exponential type</text:span></text:p>
      <text:p text:style-name="P18">Type size axioms</text:p>
      <text:p text:style-name="P3"><text:tab/>|⊥| == 0<text:tab/><text:tab/><text:tab/><text:tab/><text:tab/><text:tab/><text:tab/>Bottom type</text:p>
      <text:p text:style-name="P9"><text:tab/>∀ <text:span text:style-name="T25">x : bool { |x| == 1 }<text:tab/><text:tab/><text:tab/><text:tab/><text:tab/><text:tab/>Booleans</text:span></text:p>
      <text:p text:style-name="P17"><text:tab/>∀ <text:span text:style-name="T25">x : nat { |x| == 1 }<text:tab/><text:tab/><text:tab/><text:tab/><text:tab/><text:tab/>Natural numbers</text:span></text:p>
      <text:p text:style-name="P20"><text:tab/>∀ x, y { |x + y| == |x| + |y| }<text:tab/><text:tab/><text:tab/><text:tab/><text:tab/>Sum type</text:p>
      <text:p text:style-name="P20"><text:tab/>∀ x, y { |(x, y)| == |x| · |y| }<text:tab/><text:tab/><text:tab/><text:tab/><text:tab/>Product type</text:p>
      <text:p text:style-name="P9"><text:tab/>∀ <text:span text:style-name="T3">x, y { |x → y| == |y|</text:span><text:span text:style-name="T5">|x|</text:span><text:span text:style-name="T3"> }<text:tab/><text:tab/><text:tab/><text:tab/><text:tab/>Function/exponential type</text:span></text:p>
      <text:p text:style-name="P44"><text:tab/><text:span text:style-name="T1">∀ x, y { |x →→ y| == if |x| == |y| { |x|! } else { 0 } }<text:tab/>Isomorphism type size</text:span></text:p>
      <text:p text:style-name="P9"><text:tab/><text:span text:style-name="T2">∀ x, y { (x ~:= y) =&gt; (|x| == |y|) }<text:tab/><text:tab/><text:tab/><text:tab/>Space type size</text:span></text:p>
      <text:p text:style-name="P18">Type judgements</text:p>
      <text:p text:style-name="P9"><text:tab/><text:span text:style-name="T2">∀ x { (|x| == 1) == ∃ y { (x : y) ∧ (y : type) } }<text:tab/><text:tab/>Primitive type</text:span></text:p>
      <text:p text:style-name="P19"><text:tab/><text:span text:style-name="T20">∀ x, y, i { x[i] : (x + y) }<text:tab/><text:tab/><text:tab/><text:tab/><text:tab/>Sum type</text:span></text:p>
      <text:p text:style-name="P14"><text:tab/>∀ <text:span text:style-name="T25">x, y, i, j { (x[i], y[j]) : (x, y) }<text:tab/><text:tab/><text:tab/><text:tab/>Product type</text:span></text:p>
      <text:p text:style-name="P16"><text:tab/>∀ <text:span text:style-name="T25">x, y, i, f : x → y { f(x[i]) : y }<text:tab/><text:tab/><text:tab/><text:tab/>Function/exponential type</text:span></text:p>
      <text:p text:style-name="P19"><text:span text:style-name="T20"><text:tab/></text:span>∀ <text:span text:style-name="T8">x, y { (x ~:= y) : (nat ∧ (&lt; |x|) →→ x) }<text:tab/><text:tab/><text:tab/>Space type</text:span></text:p>
      <text:p text:style-name="P7"><text:tab/><text:span text:style-name="T20">∀ x, y, i, j { (x[i] ~= y[j]) : (x ~= y) }<text:tab/><text:tab/><text:tab/>Equivalence type</text:span></text:p>
      <text:p text:style-name="P7"><text:tab/>∀ <text:span text:style-name="T17">x, y { ∀ i { (x[i] == y) == (y : x) } }<text:tab/><text:tab/><text:tab/>Isomorphism member</text:span></text:p>
      <text:p text:style-name="P49"><text:tab/>∀ <text:span text:style-name="T17">x, y, f : x → y { (|x| == |y|) == (f : x →→ y) }<text:tab/><text:tab/>Function to isomorphism</text:span></text:p>
      <text:p text:style-name="P13"><text:tab/><text:span text:style-name="T19">∀ f : x → y, g : x →→ z { f[g → id] : z → y }<text:tab/><text:tab/>Asymmetric path transport</text:span></text:p>
      <text:p text:style-name="P13"><text:tab/><text:span text:style-name="T19">∀ g : x →→ y { g</text:span><text:span text:style-name="T6">-1</text:span><text:span text:style-name="T19"> : y →→ x }<text:tab/><text:tab/><text:tab/><text:tab/>Isomorphism inverse</text:span></text:p>
      <text:p text:style-name="P13"><text:tab/>∀ <text:span text:style-name="T27">x, y { ((x ~= y) ~ 0) : x }<text:tab/><text:tab/><text:tab/><text:tab/><text:tab/>Path start point</text:span></text:p>
      <text:p text:style-name="P15"><text:tab/>∀ <text:span text:style-name="T27">x, y { ((x ~= y) ~ 1) : y }<text:tab/><text:tab/><text:tab/><text:tab/><text:tab/>Path end point</text:span></text:p>
      <text:p text:style-name="P18">Space orders</text:p>
      <text:p text:style-name="P9"><text:tab/>∀ <text:span text:style-name="T7">x, y, z { (x ~:= y + z) ∧ (|y| == 1) =&gt; (x[0] == y) ∧ (x[1..] == z) }<text:tab/>Sum type</text:span></text:p>
      <text:p text:style-name="P2"><text:tab/>∀ <text:span text:style-name="T7">x, y, z { (x ~:= (y, z)) =&gt; ∀ i, j { x[i + j · |y|] == (y[i], z[j]) } }<text:tab/><text:tab/>Product type</text:span></text:p>
      <text:p text:style-name="P18">Equivalence operator overloading</text:p>
      <text:p text:style-name="P10"><text:tab/>∀ x : <text:span text:style-name="T20">X</text:span>, y : <text:span text:style-name="T20">Y, f : X → Y</text:span> { f(x ~= y) == (f(x) ~= f(y)) }<text:tab/><text:tab/><text:span text:style-name="T23">Function application</text:span></text:p>
      <text:p text:style-name="P13"><text:span text:style-name="T19"><text:tab/>∀ x : </text:span>X<text:span text:style-name="T19">, y : </text:span>Y, f : X →→ Y<text:span text:style-name="T19"> { f</text:span>[<text:span text:style-name="T19">x ~= y</text:span>]<text:span text:style-name="T19"> == (f[x] ~= f[y]) }<text:tab/><text:tab/>Space indexing</text:span></text:p>
      <text:p text:style-name="P18">Equivalence construction</text:p>
      <text:p text:style-name="P46"><text:tab/><text:span text:style-name="T19">∀ x { x ~= x }<text:tab/><text:tab/><text:tab/><text:tab/><text:tab/><text:tab/><text:tab/><text:tab/>By reflection</text:span></text:p>
      <text:p text:style-name="P47"><text:tab/><text:span text:style-name="T19">∀ x : X, y : Y { (|x| == |y|) =&gt; (x ~= y) : (X ~= Y) }<text:tab/><text:tab/><text:tab/>By space size</text:span></text:p>
      <text:p text:style-name="P11"><text:tab/>∀ f : X → Y, g : X →→ Z { (f ~= f[g → id]) : type }<text:tab/><text:tab/>By asymmetric transport</text:p>
      <text:p text:style-name="P13"><text:tab/><text:span text:style-name="T19">∀ g : X →→ Y { (g ~= g</text:span><text:span text:style-name="T6">-1</text:span><text:span text:style-name="T24">)</text:span><text:span text:style-name="T19"> : (Y ~= X) →→ (X ~= Y) }<text:tab/><text:tab/>By isomorphism inverse</text:span></text:p>
      <text:p text:style-name="P18">Boolean<text:span text:style-name="T25">s</text:span></text:p>
      <text:p text:style-name="P21"><text:tab/>bool ~:= false + true</text:p>
      <text:p text:style-name="P18">Natural numbers</text:p>
      <text:p text:style-name="P8"><text:tab/><text:span text:style-name="T25">n</text:span>at ~:= 0 + 1 + 2 + …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8in" fo:text-indent="-0.3in" fo:margin-left="0.8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9in" fo:text-indent="-0.4in" fo:margin-left="0.9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1in" fo:text-indent="-0.6in" fo:margin-left="1.1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2in" fo:text-indent="-0.7in" fo:margin-left="1.2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1.3in" fo:text-indent="-0.8in" fo:margin-left="1.3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1.4in" fo:text-indent="-0.9in" fo:margin-left="1.4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.5in" fo:text-indent="-1in" fo:margin-left="1.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6in" fo:text-indent="-1.1in" fo:margin-left="1.6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7in" fo:text-indent="-1.2in" fo:margin-left="1.7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9T09:15:17.687722000</meta:creation-date>
    <dc:date>2020-03-01T01:26:07.138484000</dc:date>
    <meta:editing-duration>PT25M39S</meta:editing-duration>
    <meta:editing-cycles>6</meta:editing-cycles>
    <meta:generator>LibreOffice/5.1.2.2$MacOSX_X86_64 LibreOffice_project/d3bf12ecb743fc0d20e0be0c58ca359301eb705f</meta:generator>
    <meta:document-statistic meta:table-count="1" meta:image-count="0" meta:object-count="0" meta:page-count="2" meta:paragraph-count="176" meta:word-count="973" meta:character-count="4008" meta:non-whitespace-character-count="3080"/>
  </office:meta>
</office:document-meta>
</file>